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User</text:p>
      <text:p text:style-name="Normal">Login name pass</text:p>
      <text:p text:style-name="Normal"/>
      <text:p text:style-name="Normal">Dice 20 12 10 00 8 6 4</text:p>
      <text:p text:style-name="Normal">Id nit auto inc</text:p>
      <text:p text:style-name="Normal">No. Int</text:p>
      <text:p text:style-name="Normal">Col. Var char 25</text:p>
      <text:p text:style-name="Normal">Mat. Var char 25</text:p>
      <text:p text:style-name="Normal"/>
      <text:p text:style-name="Normal">H2</text:p>
      <text:p text:style-name="Normal">Interface</text:p>
      <text:p text:style-name="Normal"/>
      <text:p text:style-name="Normal"><text:a xlink:href="http://jsfiddle.net/QmHdL/" office:target-frame-name="_top" xlink:show="replace"><text:span text:style-name="Hyperlink">http://jsfiddle.net/QmHdL/</text:span></text:a></text:p>
      <text:p text:style-name="Normal"><text:a xlink:href="https://getbootstrap.com/docs/3.3/components/" office:target-frame-name="_top" xlink:show="replace"><text:span text:style-name="Hyperlink">https://getbootstrap.com/docs/3.3/components/</text:span></text:a></text:p>
      <text:p text:style-name="Normal"><text:a xlink:href="https://www.warhammer-community.com/warscroll-builder/" office:target-frame-name="_top" xlink:show="replace"><text:span text:style-name="Hyperlink">https://www.warhammer-community.com/warscroll-builder/</text:span></text:a></text:p>
      <text:p text:style-name="Normal"><text:a xlink:href="https://github.com/Kanimi/SoloProject" office:target-frame-name="_top" xlink:show="replace"><text:span text:style-name="Hyperlink">https://github.com/Kanimi/SoloProject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rolina Dudek</meta:initial-creator>
    <dc:creator>Karolina Dudek</dc:creator>
    <meta:creation-date>2019-09-01T22:01:00Z</meta:creation-date>
    <dc:date>2019-09-09T07:05:00Z</dc:date>
    <meta:template xlink:href="Normal" xlink:type="simple"/>
    <meta:editing-cycles>3</meta:editing-cycles>
    <meta:editing-duration>PT42180S</meta:editing-duration>
    <meta:document-statistic meta:page-count="1" meta:paragraph-count="1" meta:word-count="77" meta:character-count="517" meta:row-count="3" meta:non-whitespace-character-count="441"/>
  </office:meta>
</office:document-meta>
</file>